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FMono-Regular" svg:font-family="SFMono-Regular, Consolas, 'Liberation Mono', Menlo, Courier, monospace"/>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dcb4d" officeooo:paragraph-rsid="000dcb4d"/>
    </style:style>
    <style:style style:name="P2" style:family="paragraph" style:parent-style-name="Standard">
      <style:text-properties officeooo:rsid="000fb775" officeooo:paragraph-rsid="000dcb4d"/>
    </style:style>
    <style:style style:name="P3" style:family="paragraph" style:parent-style-name="Standard">
      <style:text-properties officeooo:rsid="000fb775" officeooo:paragraph-rsid="000fb775"/>
    </style:style>
    <style:style style:name="P4" style:family="paragraph" style:parent-style-name="Standard">
      <style:text-properties officeooo:rsid="000fb775" officeooo:paragraph-rsid="0010d542"/>
    </style:style>
    <style:style style:name="P5" style:family="paragraph" style:parent-style-name="Standard">
      <style:text-properties officeooo:paragraph-rsid="0010d542"/>
    </style:style>
    <style:style style:name="P6" style:family="paragraph" style:parent-style-name="Standard">
      <style:text-properties officeooo:rsid="0011f966" officeooo:paragraph-rsid="0011f966"/>
    </style:style>
    <style:style style:name="P7" style:family="paragraph" style:parent-style-name="Standard">
      <style:text-properties officeooo:rsid="0012f84f" officeooo:paragraph-rsid="0012f84f"/>
    </style:style>
    <style:style style:name="P8" style:family="paragraph" style:parent-style-name="Standard">
      <style:text-properties officeooo:rsid="0014d213" officeooo:paragraph-rsid="0014d213"/>
    </style:style>
    <style:style style:name="P9" style:family="paragraph" style:parent-style-name="Standard">
      <style:text-properties officeooo:rsid="00163a1f" officeooo:paragraph-rsid="00163a1f"/>
    </style:style>
    <style:style style:name="P10" style:family="paragraph" style:parent-style-name="Standard">
      <style:paragraph-properties fo:break-before="page"/>
      <style:text-properties officeooo:rsid="0011f966" officeooo:paragraph-rsid="0011f966"/>
    </style:style>
    <style:style style:name="T1" style:family="text">
      <style:text-properties officeooo:rsid="000dcb4d"/>
    </style:style>
    <style:style style:name="T2" style:family="text">
      <style:text-properties officeooo:rsid="0010d542"/>
    </style:style>
    <style:style style:name="T3" style:family="text">
      <style:text-properties fo:color="#007826"/>
    </style:style>
    <style:style style:name="T4" style:family="text">
      <style:text-properties fo:color="#007826" officeooo:rsid="000dcb4d"/>
    </style:style>
    <style:style style:name="T5" style:family="text">
      <style:text-properties fo:color="#007826" officeooo:rsid="0010d542"/>
    </style:style>
    <style:style style:name="T6" style:family="text">
      <style:text-properties officeooo:rsid="00163a1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6">Passes : </text:span>verify-scheme remove-implicit-begin remove-one-armed-if uncover-settable remove-impure-letrec remove-set! sanitize-binding remove-anonymous-lambda uncover-free convert-closure lift-letrec explicit-closure normalize-context remove-complex-opera* remove-anonymous-call introduce-dummy-rp remove-nonunary-let return-of-set! Explicit-labels</text:p>
      <text:p text:style-name="P1"/>
      <text:p text:style-name="P3">LP : langage fraîchement parsé <text:span text:style-name="T6">(s-expressions)</text:span></text:p>
      <text:p text:style-name="P3"/>
      <text:p text:style-name="P5"><text:span text:style-name="T5">préprocesseur</text:span> / <text:span text:style-name="T4">verify-scheme</text:span> : <text:span text:style-name="T2">vérifie que les variables sont well-scoped , vérifie que les éléments du langage sont bien formés. Construit les environnements. annote les constantes (3, #true) et les variables dans l’AST pour les distinguer des autres expressions. Annote les appels de fonction en tant que tels (appels de primitives, appel de fonction utilisateur) pour les distinguer des autres expressions.</text:span></text:p>
      <text:p text:style-name="P1"/>
      <text:p text:style-name="P4">L0 : langage avec les constantes, variables et appels de fonctions primitives annotés</text:p>
      <text:p text:style-name="P2"/>
      <text:p text:style-name="P6"><text:span text:style-name="T3">remove-implicit-begin</text:span> : transforme (λ (a…) e …) en (λ (a…) (begin e…)), même chose pour let et letrec.</text:p>
      <text:p text:style-name="P6"/>
      <text:p text:style-name="P6">L1 : comme L0, mais λ, let et letrec n’on plus qu’un seul element de body : (lambda (x ...) body).</text:p>
      <text:p text:style-name="P6"/>
      <text:p text:style-name="P6"><text:span text:style-name="T3">remove-one-armed-if</text:span> : transforme (if a b) en (if a b (primapp void))</text:p>
      <text:p text:style-name="P6"/>
      <text:p text:style-name="P6">L3 : comme L1, mais ne contient plus qu’une forme de if : (if a b c)</text:p>
      <text:p text:style-name="P6"/>
      <text:p text:style-name="P7"><text:span text:style-name="T3">uncover-settable</text:span> : détecte les variables modifiées avec set!</text:p>
      <text:p text:style-name="P6"/>
      <text:p text:style-name="P7">L4 : comme L3, mais les λ, let et letrec déclarent la liste des variables qu’elles bind et qui sont modifiées avec set!</text:p>
      <text:p text:style-name="P7"/>
      <text:p text:style-name="P8"><text:span text:style-name="T3">remove-impure-letrec</text:span> : simplifie les letrec dont les variables sont modifiées avec set! et les letrec dont les valeurs ne sont pas toutes des fonctions.</text:p>
      <text:p text:style-name="P8"/>
      <text:p text:style-name="P8">L5 : (letrec ([v e] …) body) n’existe plus, à la place : (letrec ([v (lambda (x…) e)]) body)</text:p>
      <text:p text:style-name="P8"/>
      <text:p text:style-name="P9"><text:span text:style-name="T3">remove-set!</text:span>: transformation SSA (?)</text:p>
      <text:p text:style-name="P9"/>
      <text:p text:style-name="P9">L6 : élimination des set!, suppression de l’annotation qui indique les variables modifiées avec set! introduite dans L4.</text:p>
      <text:p text:style-name="P9"/>
      <text:p text:style-name="P9"/>
      <text:p text:style-name="P10">Obsolète/no-op : <text:span text:style-name="T1">remove-unquoted-constan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FMono-Regular" svg:font-family="SFMono-Regular, Consolas, 'Liberation Mono', Menlo, Courier, monospace"/>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Tahoma"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Tahoma"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6T09:37:34.236671864</meta:creation-date>
    <dc:date>2017-07-06T10:42:43.555984600</dc:date>
    <meta:editing-duration>PT3M34S</meta:editing-duration>
    <meta:editing-cycles>1</meta:editing-cycles>
    <meta:generator>LibreOfficeDev/5.1.5.2$Linux_X86_64 LibreOffice_project/10m0$Build-2</meta:generator>
    <meta:document-statistic meta:table-count="0" meta:image-count="0" meta:object-count="0" meta:page-count="2" meta:paragraph-count="15" meta:word-count="268" meta:character-count="1842" meta:non-whitespace-character-count="1588"/>
  </office:meta>
</office:document-meta>
</file>